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1.991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Free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FreeSans" fo:font-size="10pt" style:font-size-asian="10pt" style:font-size-complex="10pt"/>
    </style:style>
    <style:style style:name="ce23" style:family="table-cell" style:parent-style-name="Default">
      <style:text-properties style:font-name="FreeSans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FreeSans"/>
    </style:style>
    <style:style style:name="ce25" style:family="table-cell" style:parent-style-name="Default">
      <style:text-properties style:font-name="FreeSans" fo:font-size="10pt" style:font-size-asian="10pt" style:font-size-complex="10pt"/>
      <style:map style:condition="cell-content()=&quot;&quot;" style:apply-style-name="Missing_5f_Value" style:base-cell-address="avr_sensor_node.D5"/>
    </style:style>
    <style:style style:name="ce26" style:family="table-cell" style:parent-style-name="Default">
      <style:text-properties style:font-name="FreeSans"/>
      <style:map style:condition="cell-content()=&quot;&quot;" style:apply-style-name="Missing_5f_Value" style:base-cell-address="avr_sensor_node.D5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1" fo:font-size="10pt" style:font-size-asian="10pt" style:font-size-complex="10pt"/>
    </style:style>
    <style:style style:name="ce13" style:family="table-cell" style:parent-style-name="Default" style:data-style-name="N138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38">
      <style:text-properties style:font-name="FreeSans"/>
    </style:style>
    <style:style style:name="ce15" style:family="table-cell" style:parent-style-name="Default" style:data-style-name="N138">
      <style:table-cell-properties fo:background-color="transparent"/>
      <style:text-properties style:font-name="FreeSans"/>
    </style:style>
    <style:style style:name="ce17" style:family="table-cell" style:parent-style-name="Default" style:data-style-name="N138">
      <style:text-properties style:font-name="FreeSans" fo:font-size="10pt" style:font-size-asian="10pt" style:font-size-complex="10pt"/>
    </style:style>
    <style:style style:name="ce32" style:family="table-cell" style:parent-style-name="Default" style:data-style-name="N138">
      <style:text-properties style:font-name="FreeSans" fo:font-size="10pt" style:font-size-asian="10pt" style:font-size-complex="10pt"/>
      <style:map style:condition="cell-content()=&quot;&quot;" style:apply-style-name="Missing_5f_Value" style:base-cell-address="avr_sensor_node.D5"/>
    </style:style>
    <style:style style:name="ce33" style:family="table-cell" style:parent-style-name="Default" style:data-style-name="N138">
      <style:text-properties style:font-name="FreeSans"/>
      <style:map style:condition="cell-content()=&quot;&quot;" style:apply-style-name="Missing_5f_Value" style:base-cell-address="avr_sensor_node.D5"/>
    </style:style>
    <style:style style:name="ce18" style:family="table-cell" style:parent-style-name="Default" style:data-style-name="N138">
      <style:table-cell-properties fo:border-bottom="0.06pt solid #000000" fo:border-left="none" fo:border-right="none" fo:border-top="none"/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avr_sensor_node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Dist.</text:p>
          </table:table-cell>
          <table:table-cell table:style-name="ce13" office:value-type="string" calcext:value-type="string">
            <text:p>Price</text:p>
          </table:table-cell>
          <table:table-cell table:style-name="ce1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2xAA</text:p>
          </table:table-cell>
          <table:table-cell table:style-name="ce23" office:value-type="string" calcext:value-type="string">
            <text:p>Battery:BatteryHolder_Keystone_2462_2xAA</text:p>
          </table:table-cell>
          <table:table-cell table:style-name="ce23" office:value-type="string" calcext:value-type="string">
            <text:p><text:a xlink:href="https://at.farnell.com/keystone/2462/batteriehalter/dp/1702630" xlink:type="simple">[Farnell]</text:a></text:p>
          </table:table-cell>
          <table:table-cell table:style-name="ce29" office:value-type="currency" office:currency="EUR" office:value="2.41" calcext:value-type="currency">
            <text:p>€ 2,410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9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9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25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9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25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9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style-name="ce26" office:value-type="string" calcext:value-type="string">
            <text:p><text:a xlink:href="https://at.farnell.com/kemet/c0805c106m8racauto/kondensator-10-f-10v-20-x7r-0805/dp/2776883" xlink:type="simple">[Farnell]</text:a></text:p>
          </table:table-cell>
          <table:table-cell table:style-name="ce15" office:value-type="currency" office:currency="EUR" office:value="0.308" calcext:value-type="currency">
            <text:p>€ 0,308</text:p>
          </table:table-cell>
          <table:table-cell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style-name="ce26" office:value-type="string" calcext:value-type="string">
            <text:p><text:a xlink:href="https://at.farnell.com/kemet/c0805c106m8racauto/kondensator-10-f-10v-20-x7r-0805/dp/2776883" xlink:type="simple">[Farnell]</text:a></text:p>
          </table:table-cell>
          <table:table-cell table:style-name="ce15" office:value-type="currency" office:currency="EUR" office:value="0.308" calcext:value-type="currency">
            <text:p>€ 0,308</text:p>
          </table:table-cell>
          <table:table-cell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style-name="ce26" office:value-type="string" calcext:value-type="string">
            <text:p><text:a xlink:href="https://at.farnell.com/kemet/c0805c106m8racauto/kondensator-10-f-10v-20-x7r-0805/dp/2776883" xlink:type="simple">[Farnell]</text:a></text:p>
          </table:table-cell>
          <table:table-cell table:style-name="ce15" office:value-type="currency" office:currency="EUR" office:value="0.308" calcext:value-type="currency">
            <text:p>€ 0,308</text:p>
          </table:table-cell>
          <table:table-cell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25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9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25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9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SMD:CP_Elec_6.3x7.7</text:p>
          </table:table-cell>
          <table:table-cell table:style-name="ce23" office:value-type="string" calcext:value-type="string">
            <text:p><text:a xlink:href="https://at.farnell.com/panasonic/eeefk1e101xp/kondensator-100-f-25v-radial-smd/dp/1850109" xlink:type="simple">[Farnell]</text:a></text:p>
          </table:table-cell>
          <table:table-cell table:style-name="ce29" office:value-type="currency" office:currency="EUR" office:value="0.288" calcext:value-type="currency">
            <text:p>€ 0,288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25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9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25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9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603_1608Metric</text:p>
          </table:table-cell>
          <table:table-cell table:style-name="ce26" office:value-type="string" calcext:value-type="string">
            <text:p><text:a xlink:href="https://at.farnell.com/kemet/c0603c180k5ractu/kondensator-18pf-50v-10-x7r-0603/dp/2821151" xlink:type="simple">[Farnell]</text:a></text:p>
          </table:table-cell>
          <table:table-cell table:style-name="ce29" office:value-type="currency" office:currency="EUR" office:value="0.109" calcext:value-type="currency">
            <text:p>€ 0,10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603_1608Metric</text:p>
          </table:table-cell>
          <table:table-cell table:style-name="ce26" office:value-type="string" calcext:value-type="string">
            <text:p><text:a xlink:href="https://at.farnell.com/kemet/c0603c180k5ractu/kondensator-18pf-50v-10-x7r-0603/dp/2821151" xlink:type="simple">[Farnell]</text:a></text:p>
          </table:table-cell>
          <table:table-cell table:style-name="ce29" office:value-type="currency" office:currency="EUR" office:value="0.109" calcext:value-type="currency">
            <text:p>€ 0,10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SMD:C_0603_1608Metric</text:p>
          </table:table-cell>
          <table:table-cell table:style-name="ce26" office:value-type="string" calcext:value-type="string">
            <text:p><text:a xlink:href="https://at.farnell.com/wurth-elektronik/885012206055/kondensator-220pf-25v-10-x7r-0603/dp/2812352" xlink:type="simple">[Farnell]</text:a></text:p>
          </table:table-cell>
          <table:table-cell table:style-name="ce29" office:value-type="currency" office:currency="EUR" office:value="0.0429" calcext:value-type="currency">
            <text:p>€ 0,043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een</text:p>
          </table:table-cell>
          <table:table-cell table:style-name="ce23" office:value-type="string" calcext:value-type="string">
            <text:p>LED_SMD:LED_0805_2012Metric</text:p>
          </table:table-cell>
          <table:table-cell table:style-name="ce26" office:value-type="string" calcext:value-type="string">
            <text:p><text:a xlink:href="https://at.farnell.com/kingbright/kp-2012lsgc/led-gr-n-0-8mcd-568nm-smd/dp/2463991?st=led" xlink:type="simple">[Farnell]</text:a></text:p>
          </table:table-cell>
          <table:table-cell table:style-name="ce29" office:value-type="currency" office:currency="EUR" office:value="0.138" calcext:value-type="currency">
            <text:p>€ 0,138</text:p>
          </table:table-cell>
          <table:table-cell table:style-name="ce23"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table:style-name="ce23" office:value-type="string" calcext:value-type="string">
            <text:p>LED_SMD:LED_0805_2012Metric</text:p>
          </table:table-cell>
          <table:table-cell table:style-name="ce26" office:value-type="string" calcext:value-type="string">
            <text:p><text:a xlink:href="https://at.farnell.com/kingbright/kp-2012lsgc/led-gr-n-0-8mcd-568nm-smd/dp/2463991?st=led" xlink:type="simple">[Farnell]</text:a></text:p>
          </table:table-cell>
          <table:table-cell table:style-name="ce29" office:value-type="currency" office:currency="EUR" office:value="0.138" calcext:value-type="currency">
            <text:p>€ 0,138</text:p>
          </table:table-cell>
          <table:table-cell table:style-name="ce23"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table:style-name="ce23" office:value-type="string" calcext:value-type="string">
            <text:p>Diode_SMD:D_SOD-123</text:p>
          </table:table-cell>
          <table:table-cell table:style-name="ce26" office:value-type="string" calcext:value-type="string">
            <text:p><text:a xlink:href="https://at.farnell.com/stmicroelectronics/stps0520z/schottky-diode-2a-20v-smd/dp/1467545" xlink:type="simple">[Farnell]</text:a></text:p>
          </table:table-cell>
          <table:table-cell table:style-name="ce29" office:value-type="currency" office:currency="EUR" office:value="0.35" calcext:value-type="currency">
            <text:p>€ 0,350</text:p>
          </table:table-cell>
          <table:table-cell table:style-name="ce23"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240-1035-1</text:p>
          </table:table-cell>
          <table:table-cell table:style-name="ce23" office:value-type="string" calcext:value-type="string">
            <text:p>Inductor_SMD:L_0805_2012Metric</text:p>
          </table:table-cell>
          <table:table-cell table:style-name="ce23" office:value-type="string" calcext:value-type="string">
            <text:p><text:a xlink:href="https://at.farnell.com/laird/mi0805k400r-10/ferritperle-2012-100mhz-40r/dp/2292459?st=mi0805k400r" xlink:type="simple">[Farnell]</text:a></text:p>
          </table:table-cell>
          <table:table-cell table:style-name="ce29" table:formula="of:=0.127" office:value-type="currency" office:currency="EUR" office:value="0.127" calcext:value-type="currency">
            <text:p>€ 0,127</text:p>
          </table:table-cell>
          <table:table-cell table:style-name="ce23"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OWI1</text:p>
          </table:table-cell>
          <table:table-cell table:style-name="ce23" office:value-type="string" calcext:value-type="string">
            <text:p>Connector_PinHeader_2.54mm:PinHeader_1x03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7"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OWI2</text:p>
          </table:table-cell>
          <table:table-cell table:style-name="ce23" office:value-type="string" calcext:value-type="string">
            <text:p>Connector_PinHeader_2.54mm:PinHeader_1x03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7"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AVR-ISP-6</text:p>
          </table:table-cell>
          <table:table-cell table:style-name="ce23" office:value-type="string" calcext:value-type="string">
            <text:p>Connector_PinHeader_2.54mm:PinHeader_2x03_P2.54mm_Vertical</text:p>
          </table:table-cell>
          <table:table-cell table:style-name="ce23" office:value-type="string" calcext:value-type="string">
            <text:p><text:a xlink:href="https://at.farnell.com/wurth-elektronik/61304021121/stiftleiste-2-54mm-tht-vertikal/dp/2356148" xlink:type="simple">[Farnell]</text:a></text:p>
          </table:table-cell>
          <table:table-cell table:style-name="ce29" table:formula="of:=(1.59/40)*3" office:value-type="currency" office:currency="EUR" office:value="0.11925" calcext:value-type="currency">
            <text:p>€ 0,119</text:p>
          </table:table-cell>
          <table:table-cell table:style-name="ce23" office:value-type="string" calcext:value-type="string">
            <text:p>40 pins (3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WI1</text:p>
          </table:table-cell>
          <table:table-cell table:style-name="ce23" office:value-type="string" calcext:value-type="string">
            <text:p>Connector_PinHeader_2.54mm:PinHeader_1x04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7" table:formula="of:=(1.26/40)*4" office:value-type="currency" office:currency="EUR" office:value="0.126" calcext:value-type="currency">
            <text:p>€ 0,126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TWI2</text:p>
          </table:table-cell>
          <table:table-cell table:style-name="ce23" office:value-type="string" calcext:value-type="string">
            <text:p>Connector_PinHeader_2.54mm:PinHeader_1x04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7" table:formula="of:=(1.26/40)*4" office:value-type="currency" office:currency="EUR" office:value="0.126" calcext:value-type="currency">
            <text:p>€ 0,126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THMS</text:p>
          </table:table-cell>
          <table:table-cell table:style-name="ce23" office:value-type="string" calcext:value-type="string">
            <text:p>Connector_PinHeader_2.54mm:PinHeader_1x02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7"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M/GPIO</text:p>
          </table:table-cell>
          <table:table-cell table:style-name="ce23" office:value-type="string" calcext:value-type="string">
            <text:p>Connector_PinHeader_2.54mm:PinHeader_1x14_P2.54mm_Vertical</text:p>
          </table:table-cell>
          <table:table-cell table:style-name="ce25" office:value-type="string" calcext:value-type="string">
            <text:p>-</text:p>
          </table:table-cell>
          <table:table-cell table:style-name="ce32" office:value-type="currency" office:currency="EUR" office:value="0" calcext:value-type="currency">
            <text:p>€ 0,000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ADC/GPIO</text:p>
          </table:table-cell>
          <table:table-cell table:style-name="ce23" office:value-type="string" calcext:value-type="string">
            <text:p>Connector_PinHeader_2.54mm:PinHeader_1x14_P2.54mm_Vertical</text:p>
          </table:table-cell>
          <table:table-cell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Xbee3</text:p>
          </table:table-cell>
          <table:table-cell office:value-type="string" calcext:value-type="string">
            <text:p>myfootprint:XBEE-20_THT</text:p>
          </table:table-cell>
          <table:table-cell office:value-type="string" calcext:value-type="string">
            <text:p><text:a xlink:href="https://at.farnell.com/harwin/m22-7131042/buchsenleiste-vert-geschlossen/dp/1109732" xlink:type="simple">[Farnell]</text:a></text:p>
          </table:table-cell>
          <table:table-cell table:style-name="ce17" table:formula="of:=1.31*2" office:value-type="currency" office:currency="EUR" office:value="2.62" calcext:value-type="currency">
            <text:p>€ 2,620</text:p>
          </table:table-cell>
          <table:table-cell office:value-type="string" calcext:value-type="string">
            <text:p>2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Bridged</text:p>
          </table:table-cell>
          <table:table-cell office:value-type="string" calcext:value-type="string">
            <text:p>Jumper:SolderJumper-2_P1.3mm_Bridged_RoundedPad1.0x1.5mm</text:p>
          </table:table-cell>
          <table:table-cell table:style-name="ce25" office:value-type="string" calcext:value-type="string">
            <text:p>-</text:p>
          </table:table-cell>
          <table:table-cell table:style-name="ce32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_Bridged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Jumper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table:style-name="ce6" office:value-type="string" calcext:value-type="string">
            <text:p>1.5u</text:p>
          </table:table-cell>
          <table:table-cell table:style-name="ce23" office:value-type="string" calcext:value-type="string">
            <text:p>myfootprint:L_Coilcraft_LPS3015</text:p>
          </table:table-cell>
          <table:table-cell table:style-name="ce26" office:value-type="string" calcext:value-type="string">
            <text:p><text:a xlink:href="https://at.farnell.com/coilcraft/lps3015-152mrb/induktivit-t-1-5uh-20-1-3a-gesch/dp/2408018?st=1.5" xlink:type="simple">[Farnell]</text:a></text:p>
          </table:table-cell>
          <table:table-cell table:style-name="ce33" office:value-type="currency" office:currency="EUR" office:value="1.64" calcext:value-type="currency">
            <text:p>€ 1,640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25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33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table:style-name="ce7" office:value-type="string" calcext:value-type="string">
            <text:p>560</text:p>
          </table:table-cell>
          <table:table-cell office:value-type="string" calcext:value-type="string">
            <text:p>Resistor_SMD:R_0603_1608Metric</text:p>
          </table:table-cell>
          <table:table-cell table:style-name="ce26" office:value-type="string" calcext:value-type="string">
            <text:p><text:a xlink:href="https://at.farnell.com/yageo/ac0603fr-07560rl/dickschichtwiderstand-560r-1-0/dp/3495281" xlink:type="simple">[Farnell]</text:a></text:p>
          </table:table-cell>
          <table:table-cell table:style-name="ce33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25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33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table:style-name="ce6"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table:style-name="ce26" office:value-type="string" calcext:value-type="string">
            <text:p><text:a xlink:href="https://at.farnell.com/yageo/ac0603fr-07100kl/dickschichtwiderstand-100k-1-0/dp/3495222" xlink:type="simple">[Farnell]</text:a></text:p>
          </table:table-cell>
          <table:table-cell table:style-name="ce33" office:value-type="currency" office:currency="EUR" office:value="0.0182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string" calcext:value-type="string">
            <text:p>100k</text:p>
          </table:table-cell>
          <table:table-cell table:style-name="ce23" office:value-type="string" calcext:value-type="string">
            <text:p>Resistor_SMD:R_0603_1608Metric</text:p>
          </table:table-cell>
          <table:table-cell table:style-name="ce26" office:value-type="string" calcext:value-type="string">
            <text:p><text:a xlink:href="https://at.farnell.com/yageo/ac0603fr-07100kl/dickschichtwiderstand-100k-1-0/dp/3495222" xlink:type="simple">[Farnell]</text:a></text:p>
          </table:table-cell>
          <table:table-cell table:style-name="ce33" office:value-type="currency" office:currency="EUR" office:value="0.0182" calcext:value-type="currency">
            <text:p>€ 0,018</text:p>
          </table:table-cell>
          <table:table-cell table:style-name="ce23"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25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33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25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33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25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33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25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33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9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table:style-name="ce7" office:value-type="string" calcext:value-type="string">
            <text:p>560</text:p>
          </table:table-cell>
          <table:table-cell office:value-type="string" calcext:value-type="string">
            <text:p>Resistor_SMD:R_0603_1608Metric</text:p>
          </table:table-cell>
          <table:table-cell table:style-name="ce26" office:value-type="string" calcext:value-type="string">
            <text:p><text:a xlink:href="https://at.farnell.com/yageo/ac0603fr-07560rl/dickschichtwiderstand-560r-1-0/dp/3495281" xlink:type="simple">[Farnell]</text:a></text:p>
          </table:table-cell>
          <table:table-cell table:style-name="ce33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table:style-name="ce23" office:value-type="string" calcext:value-type="string">
            <text:p>Button_Switch_SMD:SW_SPST_PTS645</text:p>
          </table:table-cell>
          <table:table-cell table:style-name="ce23" office:value-type="string" calcext:value-type="string">
            <text:p><text:a xlink:href="https://at.farnell.com/c-k-components/pts645sm43smtr92lfs/taster-spst-0-05a-12vdc-smd-4/dp/2320087?st=taster%20smd" xlink:type="simple">[Farnell]</text:a></text:p>
          </table:table-cell>
          <table:table-cell table:style-name="ce29" office:value-type="currency" office:currency="EUR" office:value="0.203" calcext:value-type="currency">
            <text:p>€ 0,203</text:p>
          </table:table-cell>
          <table:table-cell table:style-name="ce23"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MP275</text:p>
          </table:table-cell>
          <table:table-cell table:style-name="ce23" office:value-type="string" calcext:value-type="string">
            <text:p>Package_SO:VSSOP-8_3.0x3.0mm_P0.65mm</text:p>
          </table:table-cell>
          <table:table-cell table:style-name="ce23" office:value-type="string" calcext:value-type="string">
            <text:p><text:a xlink:href="https://at.farnell.com/texas-instruments/tmp275aidgkr/temperature-sensor-0-0625deg-c/dp/3009081?st=tmp275" xlink:type="simple">[Farnell]</text:a></text:p>
          </table:table-cell>
          <table:table-cell table:style-name="ce29" office:value-type="currency" office:currency="EUR" office:value="2.77" calcext:value-type="currency">
            <text:p>€ 2,770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1284P-AU</text:p>
          </table:table-cell>
          <table:table-cell table:style-name="ce23" office:value-type="string" calcext:value-type="string">
            <text:p>Package_QFP:TQFP-44_10x10mm_P0.8mm</text:p>
          </table:table-cell>
          <table:table-cell table:style-name="ce26" office:value-type="string" calcext:value-type="string">
            <text:p><text:a xlink:href="https://at.farnell.com/microchip/atmega1284p-au/mcu-8bit-avr-128k-flash-44tqfp/dp/1715480" xlink:type="simple">[Farnell]</text:a></text:p>
          </table:table-cell>
          <table:table-cell table:style-name="ce33" office:value-type="currency" office:currency="EUR" office:value="5.41" calcext:value-type="currency">
            <text:p>€ 5,410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3031</text:p>
          </table:table-cell>
          <table:table-cell table:style-name="ce23" office:value-type="string" calcext:value-type="string">
            <text:p>Package_SON:VSON-10-1EP_3x3mm_P0.5mm_EP1.2x2mm_ThermalVias</text:p>
          </table:table-cell>
          <table:table-cell table:style-name="ce26" office:value-type="string" calcext:value-type="string">
            <text:p><text:a xlink:href="https://at.farnell.com/texas-instruments/tps63031dskr/dc-dc-conv-buck-boost-2-4mhz-vson/dp/3122997" xlink:type="simple">[Farnell]</text:a></text:p>
          </table:table-cell>
          <table:table-cell table:style-name="ce33" office:value-type="currency" office:currency="EUR" office:value="1.85" calcext:value-type="currency">
            <text:p>€ 1,850</text:p>
          </table:table-cell>
          <table:table-cell table:style-name="ce2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8" office:value-type="string" calcext:value-type="string">
            <text:p>4MHz</text:p>
          </table:table-cell>
          <table:table-cell table:style-name="ce10" office:value-type="string" calcext:value-type="string">
            <text:p>Crystal:Crystal_SMD_HC49-SD</text:p>
          </table:table-cell>
          <table:table-cell table:style-name="ce10" office:value-type="string" calcext:value-type="string">
            <text:p><text:a xlink:href="https://at.farnell.com/txc/9c-4-000maaj-t/xtal-4-000mhz-18pf-smd-hc-49s/dp/1842332?st=quarz" xlink:type="simple">[Farnell]</text:a></text:p>
          </table:table-cell>
          <table:table-cell table:style-name="ce18" office:value-type="currency" office:currency="EUR" office:value="0.308" calcext:value-type="currency">
            <text:p>€ 0,308</text:p>
          </table:table-cell>
          <table:table-cell table:style-name="ce10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Σ</text:p>
          </table:table-cell>
          <table:table-cell table:style-name="ce17" table:formula="of:=SUM([.E2:.E55])" office:value-type="currency" office:currency="EUR" office:value="20.44385" calcext:value-type="currency">
            <text:p>€ 20,444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vr_sensor_node.D5:avr_sensor_node.D11 avr_sensor_node.D13:avr_sensor_node.D20 avr_sensor_node.D32:avr_sensor_node.E32 avr_sensor_node.D35:avr_sensor_node.E35 avr_sensor_node.D39:avr_sensor_node.E48 avr_sensor_node.D50:avr_sensor_node.E50 avr_sensor_node.D53:avr_sensor_node.E54">
            <calcext:condition calcext:apply-style-name="Missing_Value" calcext:value="=&quot;&quot;" calcext:base-cell-address="avr_sensor_node.D5"/>
          </calcext:conditional-format>
        </calcext:conditional-formats>
      </table:table>
      <table:named-expressions/>
      <table:database-ranges>
        <table:database-range table:name="__Anonymous_Sheet_DB__0" table:target-range-address="avr_sensor_node.A1:avr_sensor_node.F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AR PL KaitiM GB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34P0" style:volatile="true">
      <number:currency-symbol number:language="en" number:country="US">$</number:currency-symbol>
      <number:number number:decimal-places="2" number:min-decimal-places="2" number:min-integer-digits="0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0" number:grouping="true"/>
      <style:map style:condition="value()&gt;=0" style:apply-style-name="N134P0"/>
    </number:currency-style>
    <number:currency-style style:name="N136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de" number:country="AT">€</number:currency-symbol>
      <number:text> </number:text>
      <number:number number:decimal-places="3" number:min-decimal-places="3" number:min-integer-digits="1" number:grouping="true"/>
    </number:currency-style>
    <number:currency-style style:name="N138">
      <style:text-properties fo:color="#ff0000"/>
      <number:text>-</number:text>
      <number:currency-symbol number:language="de" number:country="AT">€</number:currency-symbol>
      <number:text> </number:text>
      <number:number number:decimal-places="3" number:min-decimal-places="3" number:min-integer-digits="1" number:grouping="true"/>
      <style:map style:condition="value()&gt;=0" style:apply-style-name="N13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ssing_5f_Value" style:display-name="Missing_Value" style:family="table-cell" style:parent-style-name="Default">
      <style:table-cell-properties fo:background-color="#ffa6a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14:16:49.353315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4T14:17:08.514259571</dc:date>
    <dc:creator>Dominik Widhalm</dc:creator>
    <meta:editing-duration>PT9M23S</meta:editing-duration>
    <meta:editing-cycles>11</meta:editing-cycles>
    <meta:generator>LibreOffice/7.1.1.2$Linux_X86_64 LibreOffice_project/fe0b08f4af1bacafe4c7ecc87ce55bb426164676</meta:generator>
    <meta:document-statistic meta:table-count="1" meta:cell-count="332" meta:object-count="0"/>
  </office:meta>
</office:document-meta>
</file>